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748" officeooo:paragraph-rsid="001a2748"/>
    </style:style>
    <style:style style:name="P2" style:family="paragraph" style:parent-style-name="Standard">
      <style:text-properties officeooo:rsid="001be5a3" officeooo:paragraph-rsid="001be5a3"/>
    </style:style>
    <style:style style:name="P3" style:family="paragraph" style:parent-style-name="Standard">
      <style:text-properties officeooo:rsid="001be5a3" officeooo:paragraph-rsid="001eef7e"/>
    </style:style>
    <style:style style:name="P4" style:family="paragraph" style:parent-style-name="Standard">
      <style:text-properties style:text-underline-style="solid" style:text-underline-width="auto" style:text-underline-color="font-color" officeooo:rsid="001be5a3" officeooo:paragraph-rsid="001be5a3"/>
    </style:style>
    <style:style style:name="P5" style:family="paragraph" style:parent-style-name="Standard">
      <style:text-properties style:text-underline-style="solid" style:text-underline-width="auto" style:text-underline-color="font-color" officeooo:rsid="001eef7e" officeooo:paragraph-rsid="001eef7e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1be5a3" officeooo:paragraph-rsid="001be5a3" style:font-size-asian="13pt" style:font-size-complex="13pt"/>
    </style:style>
    <style:style style:name="P7" style:family="paragraph" style:parent-style-name="Standard">
      <style:text-properties fo:font-size="13pt" style:text-underline-style="solid" style:text-underline-width="auto" style:text-underline-color="font-color" officeooo:rsid="001d055c" officeooo:paragraph-rsid="001d055c" style:font-size-asian="13pt" style:font-size-complex="13pt"/>
    </style:style>
    <style:style style:name="P8" style:family="paragraph" style:parent-style-name="Standard">
      <style:text-properties fo:font-size="13pt" style:text-underline-style="none" officeooo:rsid="001d055c" officeooo:paragraph-rsid="001d055c" style:font-size-asian="13pt" style:font-size-complex="13pt"/>
    </style:style>
    <style:style style:name="P9" style:family="paragraph" style:parent-style-name="Standard">
      <style:text-properties officeooo:rsid="001eef7e" officeooo:paragraph-rsid="001eef7e"/>
    </style:style>
    <style:style style:name="P10" style:family="paragraph" style:parent-style-name="Standard">
      <style:text-properties officeooo:rsid="001eef7e" officeooo:paragraph-rsid="00205f83"/>
    </style:style>
    <style:style style:name="P11" style:family="paragraph" style:parent-style-name="Standard">
      <style:text-properties officeooo:rsid="001eef7e" officeooo:paragraph-rsid="00225857"/>
    </style:style>
    <style:style style:name="P12" style:family="paragraph" style:parent-style-name="Standard">
      <style:text-properties officeooo:rsid="00225857" officeooo:paragraph-rsid="00225857"/>
    </style:style>
    <style:style style:name="P13" style:family="paragraph" style:parent-style-name="Standard">
      <style:text-properties officeooo:rsid="00228e90" officeooo:paragraph-rsid="00228e90"/>
    </style:style>
    <style:style style:name="P14" style:family="paragraph" style:parent-style-name="Standard">
      <style:text-properties officeooo:rsid="0023f69b" officeooo:paragraph-rsid="00228e90"/>
    </style:style>
    <style:style style:name="P15" style:family="paragraph" style:parent-style-name="Standard">
      <style:text-properties officeooo:rsid="0023f69b" officeooo:paragraph-rsid="0023f69b"/>
    </style:style>
    <style:style style:name="P16" style:family="paragraph" style:parent-style-name="Standard">
      <style:text-properties officeooo:rsid="00242800" officeooo:paragraph-rsid="00242800"/>
    </style:style>
    <style:style style:name="P17" style:family="paragraph" style:parent-style-name="Standard">
      <style:text-properties officeooo:rsid="002569b9" officeooo:paragraph-rsid="002569b9"/>
    </style:style>
    <style:style style:name="P18" style:family="paragraph" style:parent-style-name="Standard">
      <style:text-properties officeooo:rsid="00265da2" officeooo:paragraph-rsid="00265da2"/>
    </style:style>
    <style:style style:name="T1" style:family="text">
      <style:text-properties style:text-underline-style="none"/>
    </style:style>
    <style:style style:name="T2" style:family="text">
      <style:text-properties officeooo:rsid="001eef7e"/>
    </style:style>
    <style:style style:name="T3" style:family="text">
      <style:text-properties officeooo:rsid="00205f83"/>
    </style:style>
    <style:style style:name="T4" style:family="text">
      <style:text-properties officeooo:rsid="00225857"/>
    </style:style>
    <style:style style:name="T5" style:family="text">
      <style:text-properties officeooo:rsid="0023f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s </text:p>
      <text:p text:style-name="P1">no method error – remove things relevant to your project!</text:p>
      <text:p text:style-name="P1">Sometimes rails problems not same as ruby – different syntax</text:p>
      <text:p text:style-name="P1"/>
      <text:p text:style-name="P2">attr_ - This just creates a method – method is the (def…. Stuff)</text:p>
      <text:p text:style-name="P2"/>
      <text:p text:style-name="P2">parent class – interger – inherits properties</text:p>
      <text:p text:style-name="P2"/>
      <text:p text:style-name="P2">?</text:p>
      <text:p text:style-name="P2">nilclass – dog name but its not defined</text:p>
      <text:p text:style-name="P2"/>
      <text:p text:style-name="P4">Not defined</text:p>
      <text:p text:style-name="P2">not in the correct scope – defined in another function -</text:p>
      <text:p text:style-name="P2">@age * 7 </text:p>
      <text:p text:style-name="P2">in the def – not @age at the top but its in the same class.</text:p>
      <text:p text:style-name="P2"/>
      <text:p text:style-name="P2"/>
      <text:p text:style-name="P2">You cannot add a number to a string! </text:p>
      <text:p text:style-name="P2"/>
      <text:p text:style-name="P2"/>
      <text:p text:style-name="P6">Recap Ruby:</text:p>
      <text:p text:style-name="P7"><text:span text:style-name="T1">1.comments unnecessary in a job</text:span></text:p>
      <text:p text:style-name="P7"><text:span text:style-name="T1">2.ruby doesn't have types (dynamic) – can change a string to a variable </text:span></text:p>
      <text:p text:style-name="P7"><text:span text:style-name="T1">#does this make it dynamic?</text:span></text:p>
      <text:p text:style-name="P7"><text:span text:style-name="T1">3.--------------------Look up line breaks (like /n)</text:span></text:p>
      <text:p text:style-name="P7"><text:span text:style-name="T1">4. puts sweets[0] – This puts first -puts nil if its not there</text:span></text:p>
      <text:p text:style-name="P7"><text:span text:style-name="T1">5. This is a range - range [1..-1] what does -1 do?</text:span></text:p>
      <text:p text:style-name="P7"><text:span text:style-name="T1">6. &lt;&lt; Use this instead of .push = This is a standard</text:span></text:p>
      <text:p text:style-name="P7"><text:span text:style-name="T1"/></text:p>
      <text:p text:style-name="P7"><text:span text:style-name="T1">7.Hash is a list of variables </text:span></text:p>
      <text:p text:style-name="P7"><text:span text:style-name="T1">pizza = {</text:span></text:p>
      <text:p text:style-name="P7"><text:span text:style-name="T1">cheese : “mozzarella”</text:span></text:p>
      <text:p text:style-name="P7">}</text:p>
      <text:p text:style-name="P8">puts pizza[:cheese]</text:p>
      <text:p text:style-name="P7">can also have a string as a key???</text:p>
      <text:p text:style-name="P3"><text:span text:style-name="T2">Hashes esperanto example.</text:span></text:p>
      <text:p text:style-name="P3"/>
      <text:p text:style-name="P5">Symbols:</text:p>
      <text:p text:style-name="P3"><text:span text:style-name="T2">=== This checks if a value and type are the same.</text:span></text:p>
      <text:p text:style-name="P9"/>
      <text:p text:style-name="P5">If statements </text:p>
      <text:p text:style-name="P3"><text:span text:style-name="T2">3 elsif too many – else can go at the end</text:span></text:p>
      <text:p text:style-name="P9"/>
      <text:p text:style-name="P5">Falsy and Truthy</text:p>
      <text:p text:style-name="P3"><text:span text:style-name="T2">nil and false – falsy <text:s text:c="15"/>everything else – truhy (the number 0 is truthy)</text:span></text:p>
      <text:p text:style-name="P3"><text:s/><text:span text:style-name="T2">if ____ - Check if something is nil</text:span></text:p>
      <text:p text:style-name="P3"/>
      <text:p text:style-name="P9">var = gets </text:p>
      <text:p text:style-name="P9">“pizza/n”</text:p>
      <text:p text:style-name="P9">var = gets.chomp</text:p>
      <text:p text:style-name="P9">“pizza” <text:s text:c="14"/>This doesnt include the spaces after the input</text:p>
      <text:p text:style-name="P10"><text:soft-page-break/><text:span text:style-name="T3">IO.read IO.write – There are methods to add on but you need to find that on documentation</text:span></text:p>
      <text:p text:style-name="P10"/>
      <text:p text:style-name="P12">Command line – git commands:?</text:p>
      <text:p text:style-name="P11"><text:span text:style-name="T4">mkdir first-repo</text:span></text:p>
      <text:p text:style-name="P11"><text:span text:style-name="T4">cd first-repo</text:span></text:p>
      <text:p text:style-name="P11"><text:span text:style-name="T4">st-repo</text:span></text:p>
      <text:p text:style-name="P11"><text:span text:style-name="T4">st-repo</text:span></text:p>
      <text:p text:style-name="P11"><text:span text:style-name="T4">ll</text:span> </text:p>
      <text:p text:style-name="P3">? <text:s text:c="2"/><text:span text:style-name="T4">atomize</text:span></text:p>
      <text:p text:style-name="P3"/>
      <text:p text:style-name="P13">GIT </text:p>
      <text:p text:style-name="P13">git add -A ---------- This adds all new files</text:p>
      <text:p text:style-name="P13">q ------------------ If you get access to the editor, go to the bottom like : and then :q</text:p>
      <text:p text:style-name="P13"/>
      <text:p text:style-name="P13">READ ABOUT HOW TO CHANGE GIT <text:s/>LOG INTO A MORE READER FRIENDLY CHART </text:p>
      <text:p text:style-name="P13"/>
      <text:p text:style-name="P13"/>
      <text:p text:style-name="P13">git log –summary (? This is to do with the description)</text:p>
      <text:p text:style-name="P13">.gitignore – This is a log you can add files <text:span text:style-name="T5">you want to ignore</text:span></text:p>
      <text:p text:style-name="P13"><text:span text:style-name="T5">(see above) </text:span>dan*.rb Using the star means that file will be ignored or you can ignore any file starting <text:span text:style-name="T5">(see above) </text:span>with dan/that word.</text:p>
      <text:p text:style-name="P13"><text:span text:style-name="T5">EXTRA-(</text:span>.env – Any file starts with a dot means it is hidden<text:span text:style-name="T5">)</text:span></text:p>
      <text:p text:style-name="P13"/>
      <text:p text:style-name="P14">(git reset) git reset –hard <text:s text:c="16"/>Resets to last commit</text:p>
      <text:p text:style-name="P15">git diff (file name)</text:p>
      <text:p text:style-name="P15">git reset HEAD (filename) <text:s text:c="14"/>?? what does that do??</text:p>
      <text:p text:style-name="P15"/>
      <text:p text:style-name="P15">git add -p <text:s text:c="29"/>This goes piece by piece and it </text:p>
      <text:p text:style-name="P15"/>
      <text:p text:style-name="P15">commit early and often</text:p>
      <text:p text:style-name="P15"/>
      <text:p text:style-name="P15">git config -l <text:s text:c="24"/>This shows all your directory of GIT in your computer</text:p>
      <text:p text:style-name="P15"/>
      <text:p text:style-name="P15"/>
      <text:p text:style-name="P15"/>
      <text:p text:style-name="P15"/>
      <text:p text:style-name="P16">Objects </text:p>
      <text:p text:style-name="P16">represent real world concepts - </text:p>
      <text:p text:style-name="P17">initialize – This is so methods can be passed back into the class ??</text:p>
      <text:p text:style-name="P17">class is the mold and instance is a version of that</text:p>
      <text:p text:style-name="P17"/>
      <text:p text:style-name="P18">tab size – 2 is stand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1:21:14.785585050</meta:creation-date>
    <meta:generator>LibreOffice/5.0.5.2$Linux_X86_64 LibreOffice_project/00m0$Build-2</meta:generator>
    <dc:date>2016-03-28T15:20:21.476530432</dc:date>
    <meta:editing-duration>PT34M40S</meta:editing-duration>
    <meta:editing-cycles>4</meta:editing-cycles>
    <meta:document-statistic meta:table-count="0" meta:image-count="0" meta:object-count="0" meta:page-count="2" meta:paragraph-count="65" meta:word-count="450" meta:character-count="2502" meta:non-whitespace-character-count="1970"/>
  </office:meta>
</office:document-meta>
</file>